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6.54pt"/>
    </style:style>
    <style:style style:name="co2" style:family="table-column">
      <style:table-column-properties fo:break-before="auto" style:column-width="87.45pt"/>
    </style:style>
    <style:style style:name="co3" style:family="table-column">
      <style:table-column-properties fo:break-before="auto" style:column-width="82.06pt"/>
    </style:style>
    <style:style style:name="co4" style:family="table-column">
      <style:table-column-properties fo:break-before="auto" style:column-width="76.65pt"/>
    </style:style>
    <style:style style:name="co5" style:family="table-column">
      <style:table-column-properties fo:break-before="auto" style:column-width="71.2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21.83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</office:automatic-styles>
  <office:body>
    <office:spreadsheet>
      <table:calculation-settings table:automatic-find-labels="false"/>
      <table:table table:name="mpi_10mil" table:style-name="ta1">
        <table:shapes>
          <draw:frame draw:z-index="0" draw:style-name="gr1" draw:text-style-name="P1" svg:width="453.51pt" svg:height="255.09pt" svg:x="771.17pt" svg:y="124.07pt">
            <loext:p draw:notify-on-update-of-ranges="mpi_10mil.A1:mpi_10mil.A1 mpi_10mil.B1:mpi_10mil.K1 mpi_10mil.A2:mpi_10mil.A2 mpi_10mil.B2:mpi_10mil.K2 mpi_10mil.A3:mpi_10mil.A3 mpi_10mil.B3:mpi_10mil.K3 mpi_10mil.A4:mpi_10mil.A4 mpi_10mil.B4:mpi_10mil.K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46.35pt" svg:y="114.29pt">
            <loext:p draw:notify-on-update-of-ranges="mpi_10mil.A1:mpi_10mil.A1 mpi_10mil.B1:mpi_10mil.K1 mpi_10mil.A6:mpi_10mil.A6 mpi_10mil.B6:mpi_10mil.K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2.92pt" svg:height="255.26pt" svg:x="47.4pt" svg:y="383.98pt">
            <loext:p draw:notify-on-update-of-ranges="mpi_10mil.A1:mpi_10mil.A1 mpi_10mil.B1:mpi_10mil.K1 mpi_10mil.A7:mpi_10mil.A7 mpi_10mil.B7:mpi_10mil.K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2" draw:text-style-name="P2" svg:width="157.35pt" svg:height="21.83pt" svg:x="277.71pt" svg:y="244.71pt">
            <draw:text-box>
              <text:p>← jump to more <text:s/>than 1 node</text:p>
            </draw:text-box>
          </draw:frame>
          <draw:frame draw:z-index="4" draw:style-name="gr2" draw:text-style-name="P2" svg:width="157.35pt" svg:height="21.83pt" svg:x="282.84pt" svg:y="545.9pt">
            <draw:text-box>
              <text:p>← jump to more <text:s/>than 1 node</text:p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10mi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mpi_avg</text:p>
          </table:table-cell>
          <table:table-cell office:value-type="float" office:value="2083.0112631579" calcext:value-type="float">
            <text:p>2083.0112631579</text:p>
          </table:table-cell>
          <table:table-cell office:value-type="float" office:value="1219.47715" calcext:value-type="float">
            <text:p>1219.47715</text:p>
          </table:table-cell>
          <table:table-cell office:value-type="float" office:value="674.1344" calcext:value-type="float">
            <text:p>674.1344</text:p>
          </table:table-cell>
          <table:table-cell office:value-type="float" office:value="394.7572" calcext:value-type="float">
            <text:p>394.7572</text:p>
          </table:table-cell>
          <table:table-cell office:value-type="float" office:value="222.65965" calcext:value-type="float">
            <text:p>222.65965</text:p>
          </table:table-cell>
          <table:table-cell office:value-type="float" office:value="197.06355" calcext:value-type="float">
            <text:p>197.06355</text:p>
          </table:table-cell>
          <table:table-cell office:value-type="float" office:value="120.85065" calcext:value-type="float">
            <text:p>120.85065</text:p>
          </table:table-cell>
          <table:table-cell office:value-type="float" office:value="100.0842" calcext:value-type="float">
            <text:p>100.0842</text:p>
          </table:table-cell>
          <table:table-cell office:value-type="float" office:value="94.7905" calcext:value-type="float">
            <text:p>94.7905</text:p>
          </table:table-cell>
          <table:table-cell office:value-type="float" office:value="105.52455" calcext:value-type="float">
            <text:p>105.52455</text:p>
          </table:table-cell>
        </table:table-row>
        <table:table-row table:style-name="ro1">
          <table:table-cell office:value-type="string" calcext:value-type="string">
            <text:p>mpi_max</text:p>
          </table:table-cell>
          <table:table-cell office:value-type="float" office:value="2161.967" calcext:value-type="float">
            <text:p>2161.967</text:p>
          </table:table-cell>
          <table:table-cell office:value-type="float" office:value="1491.262" calcext:value-type="float">
            <text:p>1491.262</text:p>
          </table:table-cell>
          <table:table-cell office:value-type="float" office:value="768.71" calcext:value-type="float">
            <text:p>768.71</text:p>
          </table:table-cell>
          <table:table-cell office:value-type="float" office:value="443.636" calcext:value-type="float">
            <text:p>443.636</text:p>
          </table:table-cell>
          <table:table-cell office:value-type="float" office:value="269.762" calcext:value-type="float">
            <text:p>269.762</text:p>
          </table:table-cell>
          <table:table-cell office:value-type="float" office:value="218.656" calcext:value-type="float">
            <text:p>218.656</text:p>
          </table:table-cell>
          <table:table-cell office:value-type="float" office:value="137.22" calcext:value-type="float">
            <text:p>137.22</text:p>
          </table:table-cell>
          <table:table-cell office:value-type="float" office:value="109.263" calcext:value-type="float">
            <text:p>109.263</text:p>
          </table:table-cell>
          <table:table-cell office:value-type="float" office:value="110.428" calcext:value-type="float">
            <text:p>110.428</text:p>
          </table:table-cell>
          <table:table-cell office:value-type="float" office:value="111.278" calcext:value-type="float">
            <text:p>111.278</text:p>
          </table:table-cell>
        </table:table-row>
        <table:table-row table:style-name="ro1">
          <table:table-cell office:value-type="string" calcext:value-type="string">
            <text:p>mpi_min</text:p>
          </table:table-cell>
          <table:table-cell office:value-type="float" office:value="2058.64" calcext:value-type="float">
            <text:p>2058.64</text:p>
          </table:table-cell>
          <table:table-cell office:value-type="float" office:value="1066.423" calcext:value-type="float">
            <text:p>1066.423</text:p>
          </table:table-cell>
          <table:table-cell office:value-type="float" office:value="571.813" calcext:value-type="float">
            <text:p>571.813</text:p>
          </table:table-cell>
          <table:table-cell office:value-type="float" office:value="361.208" calcext:value-type="float">
            <text:p>361.208</text:p>
          </table:table-cell>
          <table:table-cell office:value-type="float" office:value="183.301" calcext:value-type="float">
            <text:p>183.301</text:p>
          </table:table-cell>
          <table:table-cell office:value-type="float" office:value="181.122" calcext:value-type="float">
            <text:p>181.122</text:p>
          </table:table-cell>
          <table:table-cell office:value-type="float" office:value="112.989" calcext:value-type="float">
            <text:p>112.989</text:p>
          </table:table-cell>
          <table:table-cell office:value-type="float" office:value="96.979" calcext:value-type="float">
            <text:p>96.979</text:p>
          </table:table-cell>
          <table:table-cell office:value-type="float" office:value="90.816" calcext:value-type="float">
            <text:p>90.816</text:p>
          </table:table-cell>
          <table:table-cell office:value-type="float" office:value="101.31" calcext:value-type="float">
            <text:p>101.31</text:p>
          </table:table-cell>
        </table:table-row>
        <table:table-row table:style-name="ro1">
          <table:table-cell office:value-type="string" calcext:value-type="string">
            <text:p>mpi_std</text:p>
          </table:table-cell>
          <table:table-cell office:value-type="float" office:value="32.763868139" calcext:value-type="float">
            <text:p>32.763868139</text:p>
          </table:table-cell>
          <table:table-cell office:value-type="float" office:value="142.8821830528" calcext:value-type="float">
            <text:p>142.8821830528</text:p>
          </table:table-cell>
          <table:table-cell office:value-type="float" office:value="51.0905006933" calcext:value-type="float">
            <text:p>51.0905006933</text:p>
          </table:table-cell>
          <table:table-cell office:value-type="float" office:value="25.4585230286" calcext:value-type="float">
            <text:p>25.4585230286</text:p>
          </table:table-cell>
          <table:table-cell office:value-type="float" office:value="21.7690678723" calcext:value-type="float">
            <text:p>21.7690678723</text:p>
          </table:table-cell>
          <table:table-cell office:value-type="float" office:value="10.3242417409" calcext:value-type="float">
            <text:p>10.3242417409</text:p>
          </table:table-cell>
          <table:table-cell office:value-type="float" office:value="5.6363572435" calcext:value-type="float">
            <text:p>5.6363572435</text:p>
          </table:table-cell>
          <table:table-cell office:value-type="float" office:value="3.3473057288" calcext:value-type="float">
            <text:p>3.3473057288</text:p>
          </table:table-cell>
          <table:table-cell office:value-type="float" office:value="4.2753002665" calcext:value-type="float">
            <text:p>4.2753002665</text:p>
          </table:table-cell>
          <table:table-cell office:value-type="float" office:value="2.2319250948" calcext:value-type="float">
            <text:p>2.2319250948</text:p>
          </table:table-cell>
        </table:table-row>
        <table:table-row table:style-name="ro1">
          <table:table-cell office:value-type="string" calcext:value-type="string">
            <text:p>mpi_spu</text:p>
          </table:table-cell>
          <table:table-cell office:value-type="float" office:value="1" calcext:value-type="float">
            <text:p>1</text:p>
          </table:table-cell>
          <table:table-cell table:formula="of:=[.B2]/[.C2]" office:value-type="float" office:value="1.7081183219857" calcext:value-type="float">
            <text:p>1.708118322</text:p>
          </table:table-cell>
          <table:table-cell table:formula="of:=[.B2]/[.D2]" office:value-type="float" office:value="3.08990501472392" calcext:value-type="float">
            <text:p>3.0899050147</text:p>
          </table:table-cell>
          <table:table-cell table:formula="of:=[.B2]/[.E2]" office:value-type="float" office:value="5.27668973018833" calcext:value-type="float">
            <text:p>5.2766897302</text:p>
          </table:table-cell>
          <table:table-cell table:formula="of:=[.B2]/[.F2]" office:value-type="float" office:value="9.35513580102142" calcext:value-type="float">
            <text:p>9.355135801</text:p>
          </table:table-cell>
          <table:table-cell table:formula="of:=[.B2]/[.G2]" office:value-type="float" office:value="10.5702513892493" calcext:value-type="float">
            <text:p>10.5702513892</text:p>
          </table:table-cell>
          <table:table-cell table:formula="of:=[.B2]/[.H2]" office:value-type="float" office:value="17.2362437699582" calcext:value-type="float">
            <text:p>17.23624377</text:p>
          </table:table-cell>
          <table:table-cell table:formula="of:=[.B2]/[.I2]" office:value-type="float" office:value="20.8125884321192" calcext:value-type="float">
            <text:p>20.8125884321</text:p>
          </table:table-cell>
          <table:table-cell table:formula="of:=[.B2]/[.J2]" office:value-type="float" office:value="21.9748947748762" calcext:value-type="float">
            <text:p>21.9748947749</text:p>
          </table:table-cell>
          <table:table-cell table:formula="of:=[.B2]/[.K2]" office:value-type="float" office:value="19.7395891587114" calcext:value-type="float">
            <text:p>19.7395891587</text:p>
          </table:table-cell>
        </table:table-row>
        <table:table-row table:style-name="ro1">
          <table:table-cell office:value-type="string" calcext:value-type="string">
            <text:p>mpi_eff</text:p>
          </table:table-cell>
          <table:table-cell office:value-type="float" office:value="1" calcext:value-type="float">
            <text:p>1</text:p>
          </table:table-cell>
          <table:table-cell table:formula="of:=[.C6]/[.C1]" office:value-type="float" office:value="0.854059160992848" calcext:value-type="float">
            <text:p>0.854059161</text:p>
          </table:table-cell>
          <table:table-cell table:formula="of:=[.D6]/[.D1]" office:value-type="float" office:value="0.77247625368098" calcext:value-type="float">
            <text:p>0.7724762537</text:p>
          </table:table-cell>
          <table:table-cell table:formula="of:=[.E6]/[.E1]" office:value-type="float" office:value="0.659586216273541" calcext:value-type="float">
            <text:p>0.6595862163</text:p>
          </table:table-cell>
          <table:table-cell table:formula="of:=[.F6]/[.F1]" office:value-type="float" office:value="0.584695987563839" calcext:value-type="float">
            <text:p>0.5846959876</text:p>
          </table:table-cell>
          <table:table-cell table:formula="of:=[.G6]/[.G1]" office:value-type="float" office:value="0.330320355914041" calcext:value-type="float">
            <text:p>0.3303203559</text:p>
          </table:table-cell>
          <table:table-cell table:formula="of:=[.H6]/[.H1]" office:value-type="float" office:value="0.269316308905597" calcext:value-type="float">
            <text:p>0.2693163089</text:p>
          </table:table-cell>
          <table:table-cell table:formula="of:=[.I6]/[.I1]" office:value-type="float" office:value="0.162598347125931" calcext:value-type="float">
            <text:p>0.1625983471</text:p>
          </table:table-cell>
          <table:table-cell table:formula="of:=[.J6]/[.J1]" office:value-type="float" office:value="0.0858394327143601" calcext:value-type="float">
            <text:p>0.0858394327</text:p>
          </table:table-cell>
          <table:table-cell table:formula="of:=[.K6]/[.K1]" office:value-type="float" office:value="0.0385538850756082" calcext:value-type="float">
            <text:p>0.03855388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9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9T14:30:26.416930921</dc:date>
    <meta:editing-duration>PT10M8S</meta:editing-duration>
    <meta:editing-cycles>2</meta:editing-cycles>
    <meta:generator>LibreOffice/5.1.4.2$Linux_X86_64 LibreOffice_project/10m0$Build-2</meta:generator>
    <meta:document-statistic meta:table-count="1" meta:cell-count="77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43cm" svg:y="3.703cm" style:legend-expansion="high" chart:style-name="ch2"/>
        <chart:plot-area chart:style-name="ch3" table:cell-range-address="mpi_10mil.A1:mpi_10mil.K4" chart:data-source-has-labels="both" svg:x="0.32cm" svg:y="0.18cm" svg:width="13.203cm" svg:height="8.64cm">
          <chartooo:coordinate-region svg:x="1.312cm" svg:y="0.379cm" svg:width="11.931cm" svg:height="7.794cm"/>
          <chart:axis chart:dimension="x" chart:name="primary-x" chart:style-name="ch4" chartooo:axis-type="auto">
            <chartooo:date-scale/>
            <chart:categories table:cell-range-address="mpi_10mil.B1:mpi_10mil.K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mpi_10mil.B2:mpi_10mil.K2" chart:label-cell-address="mpi_10mil.A2:mpi_10mil.A2" chart:class="chart:line">
            <chart:data-point chart:repeated="10"/>
          </chart:series>
          <chart:series chart:style-name="ch7" chart:values-cell-range-address="mpi_10mil.B3:mpi_10mil.K3" chart:label-cell-address="mpi_10mil.A3:mpi_10mil.A3" chart:class="chart:line">
            <chart:data-point chart:repeated="10"/>
          </chart:series>
          <chart:series chart:style-name="ch8" chart:values-cell-range-address="mpi_10mil.B4:mpi_10mil.K4" chart:label-cell-address="mpi_10mil.A4:mpi_10mil.A4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mpi_10mil.B1:mpi_10mil.K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</table:table-row>
          </table:table-header-rows>
          <table:table-rows>
            <table:table-row>
              <table:table-cell office:value-type="string">
                <text:p>mpi_avg</text:p>
                <draw:g>
                  <svg:desc>mpi_10mil.A2:mpi_10mil.A2</svg:desc>
                </draw:g>
              </table:table-cell>
              <table:table-cell office:value-type="float" office:value="2083.0112631579">
                <text:p>2083.0112631579</text:p>
                <draw:g>
                  <svg:desc>mpi_10mil.B2:mpi_10mil.K2</svg:desc>
                </draw:g>
              </table:table-cell>
              <table:table-cell office:value-type="float" office:value="1219.47715">
                <text:p>1219.47715</text:p>
              </table:table-cell>
              <table:table-cell office:value-type="float" office:value="674.1344">
                <text:p>674.1344</text:p>
              </table:table-cell>
              <table:table-cell office:value-type="float" office:value="394.7572">
                <text:p>394.7572</text:p>
              </table:table-cell>
              <table:table-cell office:value-type="float" office:value="222.65965">
                <text:p>222.65965</text:p>
              </table:table-cell>
              <table:table-cell office:value-type="float" office:value="197.06355">
                <text:p>197.06355</text:p>
              </table:table-cell>
              <table:table-cell office:value-type="float" office:value="120.85065">
                <text:p>120.85065</text:p>
              </table:table-cell>
              <table:table-cell office:value-type="float" office:value="100.0842">
                <text:p>100.0842</text:p>
              </table:table-cell>
              <table:table-cell office:value-type="float" office:value="94.7905">
                <text:p>94.7905</text:p>
              </table:table-cell>
              <table:table-cell office:value-type="float" office:value="105.52455">
                <text:p>105.52455</text:p>
              </table:table-cell>
            </table:table-row>
            <table:table-row>
              <table:table-cell office:value-type="string">
                <text:p>mpi_max</text:p>
                <draw:g>
                  <svg:desc>mpi_10mil.A3:mpi_10mil.A3</svg:desc>
                </draw:g>
              </table:table-cell>
              <table:table-cell office:value-type="float" office:value="2161.967">
                <text:p>2161.967</text:p>
                <draw:g>
                  <svg:desc>mpi_10mil.B3:mpi_10mil.K3</svg:desc>
                </draw:g>
              </table:table-cell>
              <table:table-cell office:value-type="float" office:value="1491.262">
                <text:p>1491.262</text:p>
              </table:table-cell>
              <table:table-cell office:value-type="float" office:value="768.71">
                <text:p>768.71</text:p>
              </table:table-cell>
              <table:table-cell office:value-type="float" office:value="443.636">
                <text:p>443.636</text:p>
              </table:table-cell>
              <table:table-cell office:value-type="float" office:value="269.762">
                <text:p>269.762</text:p>
              </table:table-cell>
              <table:table-cell office:value-type="float" office:value="218.656">
                <text:p>218.656</text:p>
              </table:table-cell>
              <table:table-cell office:value-type="float" office:value="137.22">
                <text:p>137.22</text:p>
              </table:table-cell>
              <table:table-cell office:value-type="float" office:value="109.263">
                <text:p>109.263</text:p>
              </table:table-cell>
              <table:table-cell office:value-type="float" office:value="110.428">
                <text:p>110.428</text:p>
              </table:table-cell>
              <table:table-cell office:value-type="float" office:value="111.278">
                <text:p>111.278</text:p>
              </table:table-cell>
            </table:table-row>
            <table:table-row>
              <table:table-cell office:value-type="string">
                <text:p>mpi_min</text:p>
                <draw:g>
                  <svg:desc>mpi_10mil.A4:mpi_10mil.A4</svg:desc>
                </draw:g>
              </table:table-cell>
              <table:table-cell office:value-type="float" office:value="2058.64">
                <text:p>2058.64</text:p>
                <draw:g>
                  <svg:desc>mpi_10mil.B4:mpi_10mil.K4</svg:desc>
                </draw:g>
              </table:table-cell>
              <table:table-cell office:value-type="float" office:value="1066.423">
                <text:p>1066.423</text:p>
              </table:table-cell>
              <table:table-cell office:value-type="float" office:value="571.813">
                <text:p>571.813</text:p>
              </table:table-cell>
              <table:table-cell office:value-type="float" office:value="361.208">
                <text:p>361.208</text:p>
              </table:table-cell>
              <table:table-cell office:value-type="float" office:value="183.301">
                <text:p>183.301</text:p>
              </table:table-cell>
              <table:table-cell office:value-type="float" office:value="181.122">
                <text:p>181.122</text:p>
              </table:table-cell>
              <table:table-cell office:value-type="float" office:value="112.989">
                <text:p>112.989</text:p>
              </table:table-cell>
              <table:table-cell office:value-type="float" office:value="96.979">
                <text:p>96.979</text:p>
              </table:table-cell>
              <table:table-cell office:value-type="float" office:value="90.816">
                <text:p>90.816</text:p>
              </table:table-cell>
              <table:table-cell office:value-type="float" office:value="101.31">
                <text:p>101.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49cm" svg:y="4.201cm" style:legend-expansion="high" chart:style-name="ch2"/>
        <chart:plot-area chart:style-name="ch3" table:cell-range-address="mpi_10mil.A1:mpi_10mil.K1 mpi_10mil.A6:mpi_10mil.K6" chart:data-source-has-labels="both" svg:x="0.32cm" svg:y="0.18cm" svg:width="13.309cm" svg:height="8.64cm">
          <chartooo:coordinate-region svg:x="0.941cm" svg:y="0.379cm" svg:width="12.409cm" svg:height="7.794cm"/>
          <chart:axis chart:dimension="x" chart:name="primary-x" chart:style-name="ch4" chartooo:axis-type="auto">
            <chartooo:date-scale/>
            <chart:categories table:cell-range-address="mpi_10mil.B1:mpi_10mil.K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mpi_10mil.B6:mpi_10mil.K6" chart:label-cell-address="mpi_10mil.A6:mpi_10mil.A6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mpi_10mil.B1:mpi_10mil.K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</table:table-row>
          </table:table-header-rows>
          <table:table-rows>
            <table:table-row>
              <table:table-cell office:value-type="string">
                <text:p>mpi_spu</text:p>
                <draw:g>
                  <svg:desc>mpi_10mil.A6:mpi_10mil.A6</svg:desc>
                </draw:g>
              </table:table-cell>
              <table:table-cell office:value-type="float" office:value="1">
                <text:p>1</text:p>
                <draw:g>
                  <svg:desc>mpi_10mil.B6:mpi_10mil.K6</svg:desc>
                </draw:g>
              </table:table-cell>
              <table:table-cell office:value-type="float" office:value="1.7081183219857">
                <text:p>1.7081183219857</text:p>
              </table:table-cell>
              <table:table-cell office:value-type="float" office:value="3.08990501472392">
                <text:p>3.08990501472392</text:p>
              </table:table-cell>
              <table:table-cell office:value-type="float" office:value="5.27668973018833">
                <text:p>5.27668973018833</text:p>
              </table:table-cell>
              <table:table-cell office:value-type="float" office:value="9.35513580102142">
                <text:p>9.35513580102142</text:p>
              </table:table-cell>
              <table:table-cell office:value-type="float" office:value="10.5702513892493">
                <text:p>10.5702513892493</text:p>
              </table:table-cell>
              <table:table-cell office:value-type="float" office:value="17.2362437699582">
                <text:p>17.2362437699582</text:p>
              </table:table-cell>
              <table:table-cell office:value-type="float" office:value="20.8125884321192">
                <text:p>20.8125884321192</text:p>
              </table:table-cell>
              <table:table-cell office:value-type="float" office:value="21.9748947748762">
                <text:p>21.9748947748762</text:p>
              </table:table-cell>
              <table:table-cell office:value-type="float" office:value="19.7395891587114">
                <text:p>19.73958915871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79cm" svg:height="9.006cm" xlink:href=".." xlink:type="simple" chart:class="chart:line" chart:style-name="ch1">
        <chart:legend chart:legend-position="end" svg:x="14.113cm" svg:y="4.204cm" style:legend-expansion="high" chart:style-name="ch2"/>
        <chart:plot-area chart:style-name="ch3" table:cell-range-address="mpi_10mil.A1:mpi_10mil.K1 mpi_10mil.A7:mpi_10mil.K7" chart:data-source-has-labels="both" svg:x="0.319cm" svg:y="0.18cm" svg:width="13.475cm" svg:height="8.646cm">
          <chartooo:coordinate-region svg:x="1.046cm" svg:y="0.38cm" svg:width="12.468cm" svg:height="7.799cm"/>
          <chart:axis chart:dimension="x" chart:name="primary-x" chart:style-name="ch4" chartooo:axis-type="auto">
            <chartooo:date-scale/>
            <chart:categories table:cell-range-address="mpi_10mil.B1:mpi_10mil.K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mpi_10mil.B7:mpi_10mil.K7" chart:label-cell-address="mpi_10mil.A7:mpi_10mil.A7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mpi_10mil.B1:mpi_10mil.K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</table:table-row>
          </table:table-header-rows>
          <table:table-rows>
            <table:table-row>
              <table:table-cell office:value-type="string">
                <text:p>mpi_eff</text:p>
                <draw:g>
                  <svg:desc>mpi_10mil.A7:mpi_10mil.A7</svg:desc>
                </draw:g>
              </table:table-cell>
              <table:table-cell office:value-type="float" office:value="1">
                <text:p>1</text:p>
                <draw:g>
                  <svg:desc>mpi_10mil.B7:mpi_10mil.K7</svg:desc>
                </draw:g>
              </table:table-cell>
              <table:table-cell office:value-type="float" office:value="0.854059160992848">
                <text:p>0.854059160992848</text:p>
              </table:table-cell>
              <table:table-cell office:value-type="float" office:value="0.77247625368098">
                <text:p>0.77247625368098</text:p>
              </table:table-cell>
              <table:table-cell office:value-type="float" office:value="0.659586216273541">
                <text:p>0.659586216273541</text:p>
              </table:table-cell>
              <table:table-cell office:value-type="float" office:value="0.584695987563839">
                <text:p>0.584695987563839</text:p>
              </table:table-cell>
              <table:table-cell office:value-type="float" office:value="0.330320355914041">
                <text:p>0.330320355914041</text:p>
              </table:table-cell>
              <table:table-cell office:value-type="float" office:value="0.269316308905597">
                <text:p>0.269316308905597</text:p>
              </table:table-cell>
              <table:table-cell office:value-type="float" office:value="0.162598347125931">
                <text:p>0.162598347125931</text:p>
              </table:table-cell>
              <table:table-cell office:value-type="float" office:value="0.0858394327143601">
                <text:p>0.0858394327143601</text:p>
              </table:table-cell>
              <table:table-cell office:value-type="float" office:value="0.0385538850756082">
                <text:p>0.038553885075608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